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3402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26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llocation benchmark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ns/op</text:p>
          </table:table-cell>
          <table:table-cell table:style-name="ce1" office:value-type="string" calcext:value-type="string">
            <text:p>B/op</text:p>
          </table:table-cell>
          <table:table-cell table:style-name="ce1" office:value-type="string" calcext:value-type="string">
            <text:p>allocs/op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enchmarkOOPAllocation-16</text:p>
          </table:table-cell>
          <table:table-cell office:value-type="float" office:value="19975" calcext:value-type="float">
            <text:p>19975</text:p>
          </table:table-cell>
          <table:table-cell office:value-type="float" office:value="67023" calcext:value-type="float">
            <text:p>67023</text:p>
          </table:table-cell>
          <table:table-cell office:value-type="float" office:value="344090" calcext:value-type="float">
            <text:p>34409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AOSAllocation-16</text:p>
          </table:table-cell>
          <table:table-cell office:value-type="float" office:value="15957" calcext:value-type="float">
            <text:p>15957</text:p>
          </table:table-cell>
          <table:table-cell office:value-type="float" office:value="77640" calcext:value-type="float">
            <text:p>77640</text:p>
          </table:table-cell>
          <table:table-cell office:value-type="float" office:value="344064" calcext:value-type="float">
            <text:p>3440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WAAllocation-16</text:p>
          </table:table-cell>
          <table:table-cell office:value-type="float" office:value="23386" calcext:value-type="float">
            <text:p>23386</text:p>
          </table:table-cell>
          <table:table-cell office:value-type="float" office:value="47790" calcext:value-type="float">
            <text:p>47790</text:p>
          </table:table-cell>
          <table:table-cell office:value-type="float" office:value="344064" calcext:value-type="float">
            <text:p>3440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ingle attribute benchmark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ns/op</text:p>
          </table:table-cell>
          <table:table-cell table:style-name="ce1" office:value-type="string" calcext:value-type="string">
            <text:p>B/op</text:p>
          </table:table-cell>
          <table:table-cell table:style-name="ce1" office:value-type="string" calcext:value-type="string">
            <text:p>allocs/op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enchmarkOOPInventory_TotalWeightOfIndividualItems_RangeLoopValue-16</text:p>
          </table:table-cell>
          <table:table-cell office:value-type="float" office:value="220039" calcext:value-type="float">
            <text:p>220039</text:p>
          </table:table-cell>
          <table:table-cell office:value-type="float" office:value="5529" calcext:value-type="float">
            <text:p>55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OOPInventory_TotalWeightOfIndividualItems_RangeLoopIndex-16</text:p>
          </table:table-cell>
          <table:table-cell office:value-type="float" office:value="270968862" calcext:value-type="float">
            <text:p>270968862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OOPInventory_TotalWeightOfIndividualItems-16</text:p>
          </table:table-cell>
          <table:table-cell office:value-type="float" office:value="160244653" calcext:value-type="float">
            <text:p>160244653</text:p>
          </table:table-cell>
          <table:table-cell office:value-type="float" office:value="7.34" calcext:value-type="float">
            <text:p>7.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AOS_TotalWeightOfIndividualItems_RangeLoopValue-16</text:p>
          </table:table-cell>
          <table:table-cell office:value-type="float" office:value="94953" calcext:value-type="float">
            <text:p>94953</text:p>
          </table:table-cell>
          <table:table-cell office:value-type="float" office:value="11146" calcext:value-type="float">
            <text:p>111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AOS_TotalWeightOfIndividualItems_RangeLoopIndex-16</text:p>
          </table:table-cell>
          <table:table-cell office:value-type="float" office:value="281356263" calcext:value-type="float">
            <text:p>281356263</text:p>
          </table:table-cell>
          <table:table-cell office:value-type="float" office:value="4.138" calcext:value-type="float">
            <text:p>4.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AOS_TotalWeightOfIndividualItems-16</text:p>
          </table:table-cell>
          <table:table-cell office:value-type="float" office:value="282187761" calcext:value-type="float">
            <text:p>282187761</text:p>
          </table:table-cell>
          <table:table-cell office:value-type="float" office:value="4.069" calcext:value-type="float">
            <text:p>4.0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WA_TotalWeightOfIndividualItems_RangeLoopValue-16</text:p>
          </table:table-cell>
          <table:table-cell office:value-type="float" office:value="131188309" calcext:value-type="float">
            <text:p>131188309</text:p>
          </table:table-cell>
          <table:table-cell office:value-type="float" office:value="9.107" calcext:value-type="float">
            <text:p>9.1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enchmarkSWA_TotalWeightOfIndividualItems_RangeLoopIndex-16</text:p>
          </table:table-cell>
          <table:table-cell office:value-type="float" office:value="161561829" calcext:value-type="float">
            <text:p>161561829</text:p>
          </table:table-cell>
          <table:table-cell office:value-type="float" office:value="7.336" calcext:value-type="float">
            <text:p>7.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WA_TotalWeightOfIndividualItems-16</text:p>
          </table:table-cell>
          <table:table-cell office:value-type="float" office:value="160562037" calcext:value-type="float">
            <text:p>160562037</text:p>
          </table:table-cell>
          <table:table-cell office:value-type="float" office:value="7.508" calcext:value-type="float">
            <text:p>7.5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wo attribute benchmark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ns/op</text:p>
          </table:table-cell>
          <table:table-cell table:style-name="ce1" office:value-type="string" calcext:value-type="string">
            <text:p>B/op</text:p>
          </table:table-cell>
          <table:table-cell table:style-name="ce1" office:value-type="string" calcext:value-type="string">
            <text:p>alloc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OOPInventory_TotalWeightOfInventory-16</text:p>
          </table:table-cell>
          <table:table-cell office:value-type="float" office:value="155808315" calcext:value-type="float">
            <text:p>155808315</text:p>
          </table:table-cell>
          <table:table-cell office:value-type="float" office:value="7.701" calcext:value-type="float">
            <text:p>7.7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OOPInventory_TotalWeightOfInventory_ExtraCall-16</text:p>
          </table:table-cell>
          <table:table-cell office:value-type="float" office:value="154883451" calcext:value-type="float">
            <text:p>154883451</text:p>
          </table:table-cell>
          <table:table-cell office:value-type="float" office:value="7.763" calcext:value-type="float">
            <text:p>7.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AOS_TotalWeightOfInventory-16</text:p>
          </table:table-cell>
          <table:table-cell office:value-type="float" office:value="158777956" calcext:value-type="float">
            <text:p>158777956</text:p>
          </table:table-cell>
          <table:table-cell office:value-type="float" office:value="7.521" calcext:value-type="float">
            <text:p>7.5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WA_TotalWeightOfInventory-16</text:p>
          </table:table-cell>
          <table:table-cell office:value-type="float" office:value="157290012" calcext:value-type="float">
            <text:p>157290012</text:p>
          </table:table-cell>
          <table:table-cell office:value-type="float" office:value="7.722" calcext:value-type="float">
            <text:p>7.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12:32:10.575043991</meta:creation-date>
    <dc:date>2024-07-26T13:21:35.118418231</dc:date>
    <meta:editing-duration>PT38M32S</meta:editing-duration>
    <meta:editing-cycles>7</meta:editing-cycles>
    <meta:generator>LibreOffice/24.2.4.2$Linux_X86_64 LibreOffice_project/420$Build-2</meta:generator>
    <meta:document-statistic meta:table-count="1" meta:cell-count="95" meta:object-count="0"/>
  </office:meta>
</office:document-meta>
</file>